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5E0000005EADDE1344263C5DEC.png" manifest:media-type="image/png"/>
  <manifest:file-entry manifest:full-path="Pictures/1000000000000008000000080CB017D42192BFF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draw:marker-start-width="0.518cm" draw:marker-end-width="0.518cm" draw:fill="solid" draw:fill-color="#00cc33" draw:opacity="50%" draw:opacity-name="" draw:textarea-horizontal-align="justify" draw:textarea-vertical-align="middle" draw:auto-grow-height="false" fo:min-height="12.347cm" fo:min-width="7.655cm" fo:padding-top="0.231cm" fo:padding-bottom="0.231cm" fo:padding-left="0.356cm" fo:padding-right="0.356cm"/>
    </style:style>
    <style:style style:name="gr2" style:family="graphic" style:parent-style-name="standard">
      <style:graphic-properties draw:textarea-horizontal-align="justify" draw:textarea-vertical-align="middle" draw:auto-grow-height="false" fo:min-height="8.714cm" fo:min-width="5.431cm"/>
    </style:style>
    <style:style style:name="gr3" style:family="graphic" style:parent-style-name="standard">
      <style:graphic-properties draw:fill-color="#ff9900" draw:textarea-horizontal-align="justify" draw:textarea-vertical-align="middle" draw:auto-grow-height="false" fo:min-height="2.557cm" fo:min-width="0cm"/>
    </style:style>
    <style:style style:name="gr4" style:family="graphic" style:parent-style-name="standard">
      <style:graphic-properties draw:fill-color="#0000ff" draw:textarea-horizontal-align="justify" draw:textarea-vertical-align="middle" draw:auto-grow-height="false" fo:min-height="1.102cm" fo:min-width="0cm"/>
    </style:style>
    <style:style style:name="gr5" style:family="graphic" style:parent-style-name="standard">
      <style:graphic-properties draw:stroke="solid" draw:stroke-dash="Dashed_20__28_var_29_" svg:stroke-width="0.212cm" svg:stroke-color="#661900" draw:marker-start-width="0.518cm" draw:marker-end-width="0.518cm" draw:fill="none" draw:fill-color="#729fcf" draw:textarea-horizontal-align="justify" draw:textarea-vertical-align="middle" draw:auto-grow-height="false" fo:min-height="12.138cm" fo:min-width="7.448cm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fill-color="#006666" draw:textarea-horizontal-align="justify" draw:textarea-vertical-align="middle" draw:auto-grow-height="false" fo:min-height="0.041cm" fo:min-width="0.268cm"/>
    </style:style>
    <style:style style:name="gr8" style:family="graphic" style:parent-style-name="objectwithoutfill">
      <style:graphic-properties draw:stroke="dash" draw:stroke-dash="_32__20_Dots_20_1_20_Dash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03cm"/>
    </style:style>
    <style:style style:name="gr10" style:family="graphic" style:parent-style-name="standard">
      <style:graphic-properties draw:stroke="none" svg:stroke-color="#000000" draw:fill="none" draw:fill-color="#ffffff" fo:min-height="0.788cm"/>
    </style:style>
    <style:style style:name="gr11" style:family="graphic" style:parent-style-name="standard">
      <style:graphic-properties draw:stroke="none" svg:stroke-color="#000000" draw:fill="none" draw:fill-color="#ffffff" fo:min-height="1.141cm"/>
    </style:style>
    <style:style style:name="gr12" style:family="graphic" style:parent-style-name="standard">
      <style:graphic-properties draw:stroke="none" svg:stroke-color="#000000" draw:fill="none" draw:fill-color="#ffffff" fo:min-height="0.684cm"/>
    </style:style>
    <style:style style:name="gr13" style:family="graphic" style:parent-style-name="standard">
      <style:graphic-properties draw:stroke="none" svg:stroke-color="#000000" draw:fill="none" draw:fill-color="#ffffff" fo:min-height="1.22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4.897cm" fo:min-width="3.775cm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1.701cm" fo:min-width="0cm"/>
    </style:style>
    <style:style style:name="gr17" style:family="graphic" style:parent-style-name="standard">
      <style:graphic-properties draw:fill-color="#9933ff" draw:opacity="50%" draw:opacity-name="" draw:textarea-horizontal-align="justify" draw:textarea-vertical-align="middle" draw:auto-grow-height="false" fo:min-height="2.054cm" fo:min-width="0.6cm"/>
    </style:style>
    <style:style style:name="gr18" style:family="graphic" style:parent-style-name="standard">
      <style:graphic-properties draw:stroke="none" svg:stroke-color="#000000" draw:fill="none" draw:fill-color="#ffffff" fo:min-height="2.05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424cm" fo:min-width="1.174cm"/>
    </style:style>
    <style:style style:name="gr21" style:family="graphic" style:parent-style-name="standard">
      <style:graphic-properties draw:stroke="none" svg:stroke-color="#000000" draw:fill="none" draw:fill-color="#ffffff" fo:min-height="1.577cm"/>
    </style:style>
    <style:style style:name="gr22" style:family="graphic" style:parent-style-name="standard">
      <style:graphic-properties draw:stroke="none" svg:stroke-color="#000000" draw:fill="none" draw:fill-color="#ffffff" fo:min-height="1.265cm"/>
    </style:style>
    <style:style style:name="gr2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="solid" draw:fill-color="#00cc33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-color="#0000f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6666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9999ff"/>
      <style:paragraph-properties fo:text-align="center"/>
    </style:style>
    <style:style style:name="P11" style:family="paragraph">
      <loext:graphic-properties draw:fill-color="#9933ff" draw:opacity="50%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55cm" svg:height="12.597cm" svg:x="5.769cm" svg:y="14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31cm" svg:height="8.964cm" svg:x="7.064cm" svg:y="5.0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62cm" svg:height="2.807cm" svg:x="9.056cm" svg:y="14.0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49cm" svg:height="1.352cm" svg:x="8.362cm" svg:y="14.08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49cm" svg:height="1.352cm" svg:x="9.838cm" svg:y="14.03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948cm" svg:height="12.388cm" svg:x="5.839cm" svg:y="1.87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8.031cm" svg:y1="15.75cm" svg:x2="8.84cm" svg:y2="15.75cm">
          <text:p/>
        </draw:line>
        <draw:custom-shape draw:style-name="gr7" draw:text-style-name="P7" draw:layer="layout" svg:width="0.768cm" svg:height="0.291cm" svg:x="8.072cm" svg:y="15.99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569cm" svg:y1="15.714cm" svg:x2="10.378cm" svg:y2="15.714cm">
          <text:p/>
        </draw:line>
        <draw:custom-shape draw:style-name="gr7" draw:text-style-name="P7" draw:layer="layout" svg:width="0.768cm" svg:height="0.291cm" svg:x="9.61cm" svg:y="15.963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8.466cm" svg:y1="14.973cm" svg:x2="8.466cm" svg:y2="17.401cm">
          <text:p/>
        </draw:line>
        <draw:line draw:style-name="gr8" draw:text-style-name="P6" draw:layer="layout" svg:x1="9.983cm" svg:y1="15.005cm" svg:x2="9.983cm" svg:y2="17.433cm">
          <text:p/>
        </draw:line>
        <draw:frame draw:style-name="gr9" draw:text-style-name="P8" draw:layer="layout" svg:width="3.403cm" svg:height="1.453cm" svg:x="15.522cm" svg:y="6.433cm">
          <draw:text-box>
            <text:p>Actuator</text:p>
          </draw:text-box>
        </draw:frame>
        <draw:frame draw:style-name="gr10" draw:text-style-name="P8" draw:layer="layout" svg:width="4.711cm" svg:height="1.038cm" svg:x="15.584cm" svg:y="3.009cm">
          <draw:text-box>
            <text:p>IP enclosure</text:p>
          </draw:text-box>
        </draw:frame>
        <draw:frame draw:style-name="gr11" draw:text-style-name="P8" draw:layer="layout" svg:width="2.739cm" svg:height="1.391cm" svg:x="16.747cm" svg:y="12.575cm">
          <draw:text-box>
            <text:p>Bracket</text:p>
          </draw:text-box>
        </draw:frame>
        <draw:frame draw:style-name="gr12" draw:text-style-name="P8" draw:layer="layout" svg:width="3.362cm" svg:height="0.962cm" svg:x="15.398cm" svg:y="16.082cm">
          <draw:text-box>
            <text:p>Washer</text:p>
          </draw:text-box>
        </draw:frame>
        <draw:frame draw:style-name="gr13" draw:text-style-name="P8" draw:layer="layout" svg:width="1.93cm" svg:height="1.474cm" svg:x="14.962cm" svg:y="17.68cm">
          <draw:text-box>
            <text:p>Nut</text:p>
          </draw:text-box>
        </draw:frame>
        <draw:line draw:style-name="gr14" draw:text-style-name="P6" draw:layer="layout" svg:x1="14.9cm" svg:y1="18.199cm" svg:x2="10.334cm" svg:y2="16.269cm">
          <text:p/>
        </draw:line>
        <draw:line draw:style-name="gr14" draw:text-style-name="P6" draw:layer="layout" svg:x1="15.439cm" svg:y1="16.643cm" svg:x2="10.563cm" svg:y2="15.73cm">
          <text:p/>
        </draw:line>
        <draw:line draw:style-name="gr14" draw:text-style-name="P6" draw:layer="layout" svg:x1="16.83cm" svg:y1="13.094cm" svg:x2="14.09cm" svg:y2="15.107cm">
          <text:p/>
        </draw:line>
        <draw:line draw:style-name="gr14" draw:text-style-name="P6" draw:layer="layout" svg:x1="15.709cm" svg:y1="3.59cm" svg:x2="13.987cm" svg:y2="3.59cm">
          <text:p/>
        </draw:line>
        <draw:line draw:style-name="gr14" draw:text-style-name="P6" draw:layer="layout" svg:x1="15.689cm" svg:y1="6.807cm" svg:x2="13.945cm" svg:y2="6.911cm">
          <text:p/>
        </draw:line>
        <draw:custom-shape draw:style-name="gr15" draw:text-style-name="P9" draw:layer="layout" svg:width="4.275cm" svg:height="5.147cm" svg:x="7.222cm" svg:y="20.52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0.311cm" svg:height="1.951cm" svg:x="9.152cm" svg:y="18.6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1cm" svg:height="2.304cm" svg:x="8.737cm" svg:y="16.62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441cm" svg:height="2.303cm" svg:x="15.149cm" svg:y="23.221cm">
          <draw:text-box>
            <text:p>Valve body</text:p>
          </draw:text-box>
        </draw:frame>
        <draw:line draw:style-name="gr14" draw:text-style-name="P6" draw:layer="layout" svg:x1="15.066cm" svg:y1="23.595cm" svg:x2="11.579cm" svg:y2="21.748cm">
          <text:p/>
        </draw:line>
        <draw:frame draw:style-name="gr19" draw:text-style-name="P8" draw:layer="layout" svg:width="3.216cm" svg:height="1.673cm" svg:x="1.681cm" svg:y="14.236cm">
          <draw:text-box>
            <text:p>Actuator rack</text:p>
          </draw:text-box>
        </draw:frame>
        <draw:line draw:style-name="gr14" draw:text-style-name="P6" draw:layer="layout" svg:x1="4.462cm" svg:y1="15.003cm" svg:x2="9.151cm" svg:y2="15.086cm">
          <text:p/>
        </draw:line>
        <draw:custom-shape draw:style-name="gr20" draw:text-style-name="P12" draw:layer="layout" svg:width="2.366cm" svg:height="2.366cm" svg:x="8.196cm" svg:y="22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8" draw:layer="layout" svg:width="3.487cm" svg:height="1.827cm" svg:x="1.722cm" svg:y="18.697cm">
          <draw:text-box>
            <text:p>Valve gate</text:p>
            <text:p>lever</text:p>
          </draw:text-box>
        </draw:frame>
        <draw:line draw:style-name="gr14" draw:text-style-name="P6" draw:layer="layout" svg:x1="4.794cm" svg:y1="19.631cm" svg:x2="9.214cm" svg:y2="19.859cm">
          <text:p/>
        </draw:line>
        <draw:frame draw:style-name="gr22" draw:text-style-name="P8" draw:layer="layout" svg:width="3.279cm" svg:height="2.072cm" svg:x="15.356cm" svg:y="19.507cm">
          <draw:text-box>
            <text:p>Coupling <text:span text:style-name="T1">(not yet designed)</text:span></text:p>
          </draw:text-box>
        </draw:frame>
        <draw:line draw:style-name="gr14" draw:text-style-name="P6" draw:layer="layout" svg:x1="15.232cm" svg:y1="20.254cm" svg:x2="9.608cm" svg:y2="17.805cm">
          <text:p/>
        </draw:line>
        <draw:frame draw:style-name="gr23" draw:text-style-name="P8" draw:layer="layout" svg:width="12.986cm" svg:height="1.1cm" svg:x="7.014cm" svg:y="27.87cm">
          <draw:text-box>
            <text:p>Autotated gate valve mechanical layout v0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_35__20_Percent" draw:display-name="5 Percent" xlink:href="Pictures/1000000000000008000000080CB017D42192BFF0.png" xlink:type="simple" xlink:show="embed" xlink:actuate="onLoad"/>
    <draw:fill-image draw:name="Sky" xlink:href="Pictures/100000000000005E0000005EADDE1344263C5DEC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7T14:35:07.389563366</meta:creation-date>
    <dc:date>2018-08-27T14:53:29.247898707</dc:date>
    <meta:editing-duration>PT7M58S</meta:editing-duration>
    <meta:editing-cycles>1</meta:editing-cycles>
    <meta:document-statistic meta:object-count="35"/>
    <meta:generator>LibreOffice_Vanilla/6.0.4.5$MacOSX_X86_64 LibreOffice_project/6840e4519a6ce8bcc1328eb2d87b5c46c6df1038</meta:generator>
  </office:meta>
</office:document-meta>
</file>